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3.5272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~Runtime</text:p>
          </table:table-cell>
          <table:table-cell table:style-name="ce1" office:value-type="string">
            <text:p>%</text:p>
          </table:table-cell>
          <table:table-cell table:style-name="ce1" office:value-type="string">
            <text:p>% sofar</text:p>
          </table:table-cell>
          <table:table-cell table:style-name="ce1" office:value-type="string">
            <text:p>~Runtime + callees</text:p>
          </table:table-cell>
          <table:table-cell table:style-name="ce1" office:value-type="string">
            <text:p>% + callees</text:p>
          </table:table-cell>
          <table:table-cell table:style-name="ce1"/>
          <table:table-cell table:style-name="ce1" office:value-type="string">
            <text:p>Func name</text:p>
          </table:table-cell>
          <table:table-cell table:style-name="ce1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86.00</text:p>
          </table:table-cell>
          <table:table-cell office:value-type="string">
            <text:p><text:tab/><text:tab/>0.96</text:p>
          </table:table-cell>
          <table:table-cell office:value-type="string">
            <text:p><text:tab/><text:tab/>91.85</text:p>
          </table:table-cell>
          <table:table-cell office:value-type="string">
            <text:p><text:tab/><text:tab/>2639.50</text:p>
          </table:table-cell>
          <table:table-cell office:value-type="string">
            <text:p><text:tab/><text:tab/>29.29</text:p>
          </table:table-cell>
          <table:table-cell office:value-type="string">
            <text:p><text:tab/><text:tab/>HSolveActive::advanceChannels</text:p>
          </table:table-cell>
          <table:table-cell table:formula="of:=TRIM([.G2])" office:value-type="string" office:string-value="&#9;&#9;HSolveActive::advanceChannels">
            <text:p><text:tab/><text:tab/>HSolveActive::advanceChannel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38.10</text:p>
          </table:table-cell>
          <table:table-cell office:value-type="string">
            <text:p><text:tab/><text:tab/>0.44</text:p>
          </table:table-cell>
          <table:table-cell office:value-type="string">
            <text:p><text:tab/><text:tab/>95.52</text:p>
          </table:table-cell>
          <table:table-cell office:value-type="string">
            <text:p><text:tab/><text:tab/>1670.00</text:p>
          </table:table-cell>
          <table:table-cell office:value-type="string">
            <text:p><text:tab/><text:tab/>18.89</text:p>
          </table:table-cell>
          <table:table-cell office:value-type="string">
            <text:p><text:tab/><text:tab/>HSolveActive::updateMatrix</text:p>
          </table:table-cell>
          <table:table-cell table:formula="of:=TRIM([.G3])" office:value-type="string" office:string-value="&#9;&#9;HSolveActive::updateMatrix">
            <text:p><text:tab/><text:tab/>HSolveActive::updateMatrix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26.00</text:p>
          </table:table-cell>
          <table:table-cell office:value-type="string">
            <text:p><text:tab/><text:tab/>0.24</text:p>
          </table:table-cell>
          <table:table-cell office:value-type="string">
            <text:p><text:tab/><text:tab/>97.01</text:p>
          </table:table-cell>
          <table:table-cell office:value-type="string">
            <text:p><text:tab/><text:tab/>998.80</text:p>
          </table:table-cell>
          <table:table-cell office:value-type="string">
            <text:p><text:tab/><text:tab/>9.69</text:p>
          </table:table-cell>
          <table:table-cell office:value-type="string">
            <text:p><text:tab/><text:tab/>HSolvePassive::forwardEliminate</text:p>
          </table:table-cell>
          <table:table-cell table:formula="of:=TRIM([.G4])" office:value-type="string" office:string-value="&#9;&#9;HSolvePassive::forwardEliminate">
            <text:p><text:tab/><text:tab/>HSolvePassive::forwardEliminat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22.10</text:p>
          </table:table-cell>
          <table:table-cell office:value-type="string">
            <text:p><text:tab/><text:tab/>0.26</text:p>
          </table:table-cell>
          <table:table-cell office:value-type="string">
            <text:p><text:tab/><text:tab/>96.91</text:p>
          </table:table-cell>
          <table:table-cell office:value-type="string">
            <text:p><text:tab/><text:tab/>1161.70</text:p>
          </table:table-cell>
          <table:table-cell office:value-type="string">
            <text:p><text:tab/><text:tab/>13.09</text:p>
          </table:table-cell>
          <table:table-cell office:value-type="string">
            <text:p><text:tab/><text:tab/>HSolveActive::advanceCalcium</text:p>
          </table:table-cell>
          <table:table-cell table:formula="of:=TRIM([.G5])" office:value-type="string" office:string-value="&#9;&#9;HSolveActive::advanceCalcium">
            <text:p><text:tab/><text:tab/>HSolveActive::advanceCalcium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19.70</text:p>
          </table:table-cell>
          <table:table-cell office:value-type="string">
            <text:p><text:tab/><text:tab/>0.22</text:p>
          </table:table-cell>
          <table:table-cell office:value-type="string">
            <text:p><text:tab/><text:tab/>97.25</text:p>
          </table:table-cell>
          <table:table-cell office:value-type="string">
            <text:p><text:tab/><text:tab/>1332.30</text:p>
          </table:table-cell>
          <table:table-cell office:value-type="string">
            <text:p><text:tab/><text:tab/>14.46</text:p>
          </table:table-cell>
          <table:table-cell office:value-type="string">
            <text:p><text:tab/><text:tab/>HSolveActive::calculateChannelCurrents</text:p>
          </table:table-cell>
          <table:table-cell table:formula="of:=TRIM([.G6])" office:value-type="string" office:string-value="&#9;&#9;HSolveActive::calculateChannelCurrents">
            <text:p><text:tab/><text:tab/>HSolveActive::calculateChannelCurrent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11.10</text:p>
          </table:table-cell>
          <table:table-cell office:value-type="string">
            <text:p><text:tab/><text:tab/>0.12</text:p>
          </table:table-cell>
          <table:table-cell office:value-type="string">
            <text:p><text:tab/><text:tab/>98.07</text:p>
          </table:table-cell>
          <table:table-cell office:value-type="string">
            <text:p><text:tab/><text:tab/>984.70</text:p>
          </table:table-cell>
          <table:table-cell office:value-type="string">
            <text:p><text:tab/><text:tab/>11.01</text:p>
          </table:table-cell>
          <table:table-cell office:value-type="string">
            <text:p><text:tab/><text:tab/>HSolvePassive::backwardSubstitute</text:p>
          </table:table-cell>
          <table:table-cell table:formula="of:=TRIM([.G7])" office:value-type="string" office:string-value="&#9;&#9;HSolvePassive::backwardSubstitute">
            <text:p><text:tab/><text:tab/>HSolvePassive::backwardSubstitut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0.5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99.84</text:p>
          </table:table-cell>
          <table:table-cell office:value-type="string">
            <text:p><text:tab/><text:tab/>23.50</text:p>
          </table:table-cell>
          <table:table-cell office:value-type="string">
            <text:p><text:tab/><text:tab/>0.30</text:p>
          </table:table-cell>
          <table:table-cell office:value-type="string">
            <text:p><text:tab/><text:tab/>HSolve::localIndex</text:p>
          </table:table-cell>
          <table:table-cell table:formula="of:=TRIM([.G8])" office:value-type="string" office:string-value="&#9;&#9;HSolve::localIndex">
            <text:p><text:tab/><text:tab/>HSolve::localIndex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0.2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99.93</text:p>
          </table:table-cell>
          <table:table-cell office:value-type="string">
            <text:p><text:tab/><text:tab/>8838.80</text:p>
          </table:table-cell>
          <table:table-cell office:value-type="string">
            <text:p><text:tab/><text:tab/>97.04</text:p>
          </table:table-cell>
          <table:table-cell office:value-type="string">
            <text:p><text:tab/><text:tab/>HSolveActive::step</text:p>
          </table:table-cell>
          <table:table-cell table:formula="of:=TRIM([.G9])" office:value-type="string" office:string-value="&#9;&#9;HSolveActive::step">
            <text:p><text:tab/><text:tab/>HSolveActive::step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0.2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99.96</text:p>
          </table:table-cell>
          <table:table-cell office:value-type="string">
            <text:p><text:tab/><text:tab/>36.40</text:p>
          </table:table-cell>
          <table:table-cell office:value-type="string">
            <text:p><text:tab/><text:tab/>0.45</text:p>
          </table:table-cell>
          <table:table-cell office:value-type="string">
            <text:p><text:tab/><text:tab/>HSolve::addInject</text:p>
          </table:table-cell>
          <table:table-cell table:formula="of:=TRIM([.G10])" office:value-type="string" office:string-value="&#9;&#9;HSolve::addInject">
            <text:p><text:tab/><text:tab/>HSolve::addInjec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0.1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99.96</text:p>
          </table:table-cell>
          <table:table-cell office:value-type="string">
            <text:p><text:tab/><text:tab/>3.80</text:p>
          </table:table-cell>
          <table:table-cell office:value-type="string">
            <text:p><text:tab/><text:tab/>0.04</text:p>
          </table:table-cell>
          <table:table-cell office:value-type="string">
            <text:p><text:tab/><text:tab/>HSolveActive::sendValues</text:p>
          </table:table-cell>
          <table:table-cell table:formula="of:=TRIM([.G11])" office:value-type="string" office:string-value="&#9;&#9;HSolveActive::sendValues">
            <text:p><text:tab/><text:tab/>HSolveActive::sendValue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text:tab/>0.1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99.98</text:p>
          </table:table-cell>
          <table:table-cell office:value-type="string">
            <text:p><text:tab/><text:tab/>8839.10</text:p>
          </table:table-cell>
          <table:table-cell office:value-type="string">
            <text:p><text:tab/><text:tab/>97.04</text:p>
          </table:table-cell>
          <table:table-cell office:value-type="string">
            <text:p><text:tab/><text:tab/>HSolve::process</text:p>
          </table:table-cell>
          <table:table-cell table:formula="of:=TRIM([.G12])" office:value-type="string" office:string-value="&#9;&#9;HSolve::process">
            <text:p><text:tab/><text:tab/>HSolve::proces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spikegens</text:p>
          </table:table-cell>
          <table:table-cell table:formula="of:=TRIM([.G13])" office:value-type="string" office:string-value="&#9;&#9;HSolveUtils::spikegens">
            <text:p><text:tab/><text:tab/>HSolveUtils::spikegen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3.90</text:p>
          </table:table-cell>
          <table:table-cell office:value-type="string">
            <text:p><text:tab/><text:tab/>0.15</text:p>
          </table:table-cell>
          <table:table-cell office:value-type="string">
            <text:p><text:tab/><text:tab/>HSolveUtils::gates</text:p>
          </table:table-cell>
          <table:table-cell table:formula="of:=TRIM([.G14])" office:value-type="string" office:string-value="&#9;&#9;HSolveUtils::gates">
            <text:p><text:tab/><text:tab/>HSolveUtils::gate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17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Passive::setup</text:p>
          </table:table-cell>
          <table:table-cell table:formula="of:=TRIM([.G15])" office:value-type="string" office:string-value="&#9;&#9;HSolvePassive::setup">
            <text:p><text:tab/><text:tab/>HSolvePassive::setup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3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targets@63b5f4</text:p>
          </table:table-cell>
          <table:table-cell table:formula="of:=TRIM([.G16])" office:value-type="string" office:string-value="&#9;&#9;HSolveUtils::targets@63b5f4">
            <text:p><text:tab/><text:tab/>HSolveUtils::targets@63b5f4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2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Active::readCalcium</text:p>
          </table:table-cell>
          <table:table-cell table:formula="of:=TRIM([.G17])" office:value-type="string" office:string-value="&#9;&#9;HSolveActive::readCalcium">
            <text:p><text:tab/><text:tab/>HSolveActive::readCalcium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::getVm</text:p>
          </table:table-cell>
          <table:table-cell table:formula="of:=TRIM([.G18])" office:value-type="string" office:string-value="&#9;&#9;HSolve::getVm">
            <text:p><text:tab/><text:tab/>HSolve::getVm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23.50</text:p>
          </table:table-cell>
          <table:table-cell office:value-type="string">
            <text:p><text:tab/><text:tab/>0.25</text:p>
          </table:table-cell>
          <table:table-cell office:value-type="string">
            <text:p><text:tab/><text:tab/>HSolve::setup</text:p>
          </table:table-cell>
          <table:table-cell table:formula="of:=TRIM([.G19])" office:value-type="string" office:string-value="&#9;&#9;HSolve::setup">
            <text:p><text:tab/><text:tab/>HSolve::setup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Passive::storeTree</text:p>
          </table:table-cell>
          <table:table-cell table:formula="of:=TRIM([.G20])" office:value-type="string" office:string-value="&#9;&#9;HSolvePassive::storeTree">
            <text:p><text:tab/><text:tab/>HSolvePassive::storeTre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33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hhchannels</text:p>
          </table:table-cell>
          <table:table-cell table:formula="of:=TRIM([.G21])" office:value-type="string" office:string-value="&#9;&#9;HSolveUtils::hhchannels">
            <text:p><text:tab/><text:tab/>HSolveUtils::hhchannel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Active::readSynapses</text:p>
          </table:table-cell>
          <table:table-cell table:formula="of:=TRIM([.G22])" office:value-type="string" office:string-value="&#9;&#9;HSolveActive::readSynapses">
            <text:p><text:tab/><text:tab/>HSolveActive::readSynapse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::mapIds@632fc6</text:p>
          </table:table-cell>
          <table:table-cell table:formula="of:=TRIM([.G23])" office:value-type="string" office:string-value="&#9;&#9;HSolve::mapIds@632fc6">
            <text:p><text:tab/><text:tab/>HSolve::mapIds@632fc6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3.80</text:p>
          </table:table-cell>
          <table:table-cell office:value-type="string">
            <text:p><text:tab/><text:tab/>0.02</text:p>
          </table:table-cell>
          <table:table-cell office:value-type="string">
            <text:p><text:tab/><text:tab/>HSolve::zombify</text:p>
          </table:table-cell>
          <table:table-cell table:formula="of:=TRIM([.G24])" office:value-type="string" office:string-value="&#9;&#9;HSolve::zombify">
            <text:p><text:tab/><text:tab/>HSolve::zombify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::setInject</text:p>
          </table:table-cell>
          <table:table-cell table:formula="of:=TRIM([.G25])" office:value-type="string" office:string-value="&#9;&#9;HSolve::setInject">
            <text:p><text:tab/><text:tab/>HSolve::setInjec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leakageChannels</text:p>
          </table:table-cell>
          <table:table-cell table:formula="of:=TRIM([.G26])" office:value-type="string" office:string-value="&#9;&#9;HSolveUtils::leakageChannels">
            <text:p><text:tab/><text:tab/>HSolveUtils::leakageChannel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Passive::initialize</text:p>
          </table:table-cell>
          <table:table-cell table:formula="of:=TRIM([.G27])" office:value-type="string" office:string-value="&#9;&#9;HSolvePassive::initialize">
            <text:p><text:tab/><text:tab/>HSolvePassive::initializ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targets</text:p>
          </table:table-cell>
          <table:table-cell table:formula="of:=TRIM([.G28])" office:value-type="string" office:string-value="&#9;&#9;HSolveUtils::targets">
            <text:p><text:tab/><text:tab/>HSolveUtils::target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children</text:p>
          </table:table-cell>
          <table:table-cell table:formula="of:=TRIM([.G29])" office:value-type="string" office:string-value="&#9;&#9;HSolveUtils::children">
            <text:p><text:tab/><text:tab/>HSolveUtils::children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8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Active::readHHChannels</text:p>
          </table:table-cell>
          <table:table-cell table:formula="of:=TRIM([.G30])" office:value-type="string" office:string-value="&#9;&#9;HSolveActive::readHHChannels">
            <text:p><text:tab/><text:tab/>HSolveActive::readHHChannel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adjacent@639144</text:p>
          </table:table-cell>
          <table:table-cell table:formula="of:=TRIM([.G31])" office:value-type="string" office:string-value="&#9;&#9;HSolveUtils::adjacent@639144">
            <text:p><text:tab/><text:tab/>HSolveUtils::adjacent@639144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Active::createLookupTables</text:p>
          </table:table-cell>
          <table:table-cell table:formula="of:=TRIM([.G32])" office:value-type="string" office:string-value="&#9;&#9;HSolveActive::createLookupTables">
            <text:p><text:tab/><text:tab/>HSolveActive::createLookupTable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26.30</text:p>
          </table:table-cell>
          <table:table-cell office:value-type="string">
            <text:p><text:tab/><text:tab/>0.27</text:p>
          </table:table-cell>
          <table:table-cell office:value-type="string">
            <text:p><text:tab/><text:tab/>HSolve::setPath</text:p>
          </table:table-cell>
          <table:table-cell table:formula="of:=TRIM([.G33])" office:value-type="string" office:string-value="&#9;&#9;HSolve::setPath">
            <text:p><text:tab/><text:tab/>HSolve::setPath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2.1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::children</text:p>
          </table:table-cell>
          <table:table-cell table:formula="of:=TRIM([.G34])" office:value-type="string" office:string-value="&#9;&#9;HSolve::children">
            <text:p><text:tab/><text:tab/>HSolve::children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adjacent@639068</text:p>
          </table:table-cell>
          <table:table-cell table:formula="of:=TRIM([.G35])" office:value-type="string" office:string-value="&#9;&#9;HSolveUtils::adjacent@639068">
            <text:p><text:tab/><text:tab/>HSolveUtils::adjacent@639068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2.12</text:p>
          </table:table-cell>
          <table:table-cell office:value-type="string">
            <text:p><text:tab/><text:tab/>0.03</text:p>
          </table:table-cell>
          <table:table-cell office:value-type="string">
            <text:p><text:tab/><text:tab/>HSolveActive::sendSpikes</text:p>
          </table:table-cell>
          <table:table-cell table:formula="of:=TRIM([.G36])" office:value-type="string" office:string-value="&#9;&#9;HSolveActive::sendSpikes">
            <text:p><text:tab/><text:tab/>HSolveActive::sendSpike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9.30</text:p>
          </table:table-cell>
          <table:table-cell office:value-type="string">
            <text:p><text:tab/><text:tab/>0.21</text:p>
          </table:table-cell>
          <table:table-cell office:value-type="string">
            <text:p><text:tab/><text:tab/>HSolveActive::setup</text:p>
          </table:table-cell>
          <table:table-cell table:formula="of:=TRIM([.G37])" office:value-type="string" office:string-value="&#9;&#9;HSolveActive::setup">
            <text:p><text:tab/><text:tab/>HSolveActive::setup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2.8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::deepSearchForCompartment</text:p>
          </table:table-cell>
          <table:table-cell table:formula="of:=TRIM([.G38])" office:value-type="string" office:string-value="&#9;&#9;HSolve::deepSearchForCompartment">
            <text:p><text:tab/><text:tab/>HSolve::deepSearchForCompartmen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4.00</text:p>
          </table:table-cell>
          <table:table-cell office:value-type="string">
            <text:p><text:tab/><text:tab/>0.15</text:p>
          </table:table-cell>
          <table:table-cell office:value-type="string">
            <text:p><text:tab/><text:tab/>HSolveActive::readGates</text:p>
          </table:table-cell>
          <table:table-cell table:formula="of:=TRIM([.G39])" office:value-type="string" office:string-value="&#9;&#9;HSolveActive::readGates">
            <text:p><text:tab/><text:tab/>HSolveActive::readGate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Passive::walkTree</text:p>
          </table:table-cell>
          <table:table-cell table:formula="of:=TRIM([.G40])" office:value-type="string" office:string-value="&#9;&#9;HSolvePassive::walkTree">
            <text:p><text:tab/><text:tab/>HSolvePassive::walkTre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Active::manageOutgoingMessages</text:p>
          </table:table-cell>
          <table:table-cell table:formula="of:=TRIM([.G41])" office:value-type="string" office:string-value="&#9;&#9;HSolveActive::manageOutgoingMessages">
            <text:p><text:tab/><text:tab/>HSolveActive::manageOutgoingMessages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2.56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targets@63b6f0</text:p>
          </table:table-cell>
          <table:table-cell table:formula="of:=TRIM([.G42])" office:value-type="string" office:string-value="&#9;&#9;HSolveUtils::targets@63b6f0">
            <text:p><text:tab/><text:tab/>HSolveUtils::targets@63b6f0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::mapIds@632ed6</text:p>
          </table:table-cell>
          <table:table-cell table:formula="of:=TRIM([.G43])" office:value-type="string" office:string-value="&#9;&#9;HSolve::mapIds@632ed6">
            <text:p><text:tab/><text:tab/>HSolve::mapIds@632ed6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8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caDepend</text:p>
          </table:table-cell>
          <table:table-cell table:formula="of:=TRIM([.G44])" office:value-type="string" office:string-value="&#9;&#9;HSolveUtils::caDepend">
            <text:p><text:tab/><text:tab/>HSolveUtils::caDepend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<text:tab/><text:tab/>0.00</text:p>
          </table:table-cell>
          <table:table-cell office:value-type="string">
            <text:p><text:tab/><text:tab/>100.00</text:p>
          </table:table-cell>
          <table:table-cell office:value-type="string">
            <text:p><text:tab/><text:tab/>1.00</text:p>
          </table:table-cell>
          <table:table-cell office:value-type="string">
            <text:p><text:tab/><text:tab/>0.00</text:p>
          </table:table-cell>
          <table:table-cell office:value-type="string">
            <text:p><text:tab/><text:tab/>HSolveUtils::synchans</text:p>
          </table:table-cell>
          <table:table-cell table:formula="of:=TRIM([.G45])" office:value-type="string" office:string-value="&#9;&#9;HSolveUtils::synchans">
            <text:p><text:tab/><text:tab/>HSolveUtils::synchans</text:p>
          </table:table-cell>
          <table:table-cell table:number-columns-repeated="1016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B1:Sheet1.H1048576">
          <table:sort>
            <table:sort-by table:field-number="0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-machine </meta:initial-creator>
    <meta:creation-date>2014-07-24T18:21:54</meta:creation-date>
    <dc:date>2014-07-24T18:29:21</dc:date>
    <dc:creator>dev-machine </dc:creator>
    <meta:editing-duration>PT6M8S</meta:editing-duration>
    <meta:editing-cycles>5</meta:editing-cycles>
    <meta:generator>LibreOffice/3.5$Linux_X86_64 LibreOffice_project/350m1$Build-2</meta:generator>
    <meta:document-statistic meta:table-count="3" meta:cell-count="358" meta:object-count="0"/>
  </office:meta>
</office:document-meta>
</file>